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ahoma" svg:font-family="Tahoma" style:font-family-generic="roman" style:font-pitch="variable"/>
    <style:font-face style:name="Times" svg:font-family="Times" style:font-family-generic="roman" style:font-pitch="variable"/>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imbus Roman No9 L1" svg:font-family="'Nimbus Roman No9 L'" style:font-family-generic="system" style:font-pitch="variable"/>
    <style:font-face style:name="Nimbus Sans L1" svg:font-family="'Nimbus Sans 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list-style-name="WWNum2">
      <style:paragraph-properties fo:margin-left="0in" fo:margin-right="0in" fo:text-indent="-0.25in" style:auto-text-indent="false">
        <style:tab-stops>
          <style:tab-stop style:position="1in"/>
        </style:tab-stops>
      </style:paragraph-properties>
    </style:style>
    <style:style style:name="P3" style:family="paragraph" style:parent-style-name="Standard">
      <style:paragraph-properties fo:margin-left="0.5in" fo:margin-right="0in" fo:text-indent="0in" style:auto-text-indent="false"/>
    </style:style>
    <style:style style:name="P4" style:family="paragraph" style:parent-style-name="Heading_20_1">
      <style:text-properties officeooo:rsid="00159ef0" officeooo:paragraph-rsid="00159ef0"/>
    </style:style>
    <style:style style:name="P5" style:family="paragraph" style:parent-style-name="Heading_20_1" style:list-style-name="WWNum1" style:master-page-name="Standard">
      <style:paragraph-properties style:page-number="auto"/>
    </style:style>
    <style:style style:name="T1" style:family="text">
      <style:text-properties fo:font-size="12pt" fo:font-style="normal" style:font-size-asian="12pt" style:font-style-asian="normal" style:font-size-complex="12pt" style:language-complex="ar" style:country-complex="SA" style:font-style-complex="normal"/>
    </style:style>
    <style:style style:name="T2" style:family="text">
      <style:text-properties style:font-name="Arial" fo:font-weight="bold" style:font-name-asian="Arial1" style:font-weight-asian="bold" style:language-complex="ar" style:country-complex="SA" style:font-weight-complex="bold"/>
    </style:style>
    <style:style style:name="T3" style:family="text">
      <style:text-properties style:font-name="Arial" fo:font-weight="bold" style:font-name-asian="Arial1" style:font-weight-asian="bold" style:font-name-complex="Arial1" style:language-complex="ar" style:country-complex="SA" style:font-weight-complex="bold"/>
    </style:style>
    <style:style style:name="T4" style:family="text">
      <style:text-properties style:font-name="Arial" style:font-name-asian="Arial1" style:language-complex="ar" style:country-complex="SA"/>
    </style:style>
    <style:style style:name="T5" style:family="text">
      <style:text-properties style:font-name="Arial" style:font-name-asian="Arial1" style:font-name-complex="Arial1" style:language-complex="ar" style:country-complex="SA"/>
    </style:style>
    <style:style style:name="T6" style:family="text">
      <style:text-properties style:font-name="Arial" style:text-underline-style="solid" style:text-underline-width="auto" style:text-underline-color="font-color" style:font-name-asian="Arial1" style:font-name-complex="Arial1" style:language-complex="ar" style:country-complex="SA"/>
    </style:style>
    <style:style style:name="T7" style:family="text">
      <style:text-properties style:font-name="Arial" fo:font-style="italic" style:font-name-asian="Arial1" style:font-style-asian="italic" style:font-name-complex="Arial1" style:language-complex="ar" style:country-complex="SA" style:font-style-complex="italic"/>
    </style:style>
    <style:style style:name="T8" style:family="text">
      <style:text-properties style:font-name="Arial" fo:font-style="italic" style:font-name-asian="Arial1" style:font-style-asian="italic" style:language-complex="ar" style:country-complex="SA" style:font-style-complex="italic"/>
    </style:style>
    <style:style style:name="T9" style:family="text">
      <style:text-properties style:font-name="Arial" style:language-asian="zh" style:country-asian="CN" style:language-complex="ar" style:country-complex="SA"/>
    </style:style>
    <style:style style:name="T10" style:family="text">
      <style:text-properties style:font-name="arial" style:language-complex="ar" style:country-complex="SA"/>
    </style:style>
    <style:style style:name="T11" style:family="text">
      <style:text-properties style:language-complex="ar" style:country-complex="SA"/>
    </style:style>
    <style:style style:name="T12" style:family="text">
      <style:text-properties style:text-position="35% 100%" style:font-name="Arial" style:font-name-asian="Arial1"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8882787196164891" text:style-name="WWNum1">
        <text:list-item>
          <text:h text:style-name="P5" text:outline-level="1"><text:span text:style-name="T1">Mute Style Sheet</text:span></text:h>
        </text:list-item>
      </text:list>
      <text:h text:style-name="Heading_20_1" text:outline-level="1"><text:span text:style-name="T1"/></text:h>
      <text:h text:style-name="P4" text:outline-level="1"><text:span text:style-name="T1">2013 SW</text:span></text:h>
      <text:p text:style-name="Standard"/>
      <text:p text:style-name="Standard"><text:span text:style-name="T2">GENERAL LANGUAGE USAGE</text:span></text:p>
      <text:p text:style-name="Standard"/>
      <text:p text:style-name="Standard"><text:span text:style-name="T4">Mute is edited in UK English. i.e. ‘orientated not oriented. Words ending in '-ise' end in '-ise', not '-ize' (realise, computerise, dollarised, fantasising). Only exception is synthesizer.</text:span></text:p>
      <text:p text:style-name="Standard"/>
      <text:p text:style-name="Standard"><text:span text:style-name="T4">Program refers to computer programs only, otherwise: programme. The same applies to ‘analog computer’ (should it ever arise).</text:span></text:p>
      <text:p text:style-name="Standard"/>
      <text:p text:style-name="Standard"><text:span text:style-name="T4">Practise/practice; license/licence - the first word of each is a verb, the second is a noun.</text:span></text:p>
      <text:p text:style-name="Standard"/>
      <text:p text:style-name="Standard"><text:span text:style-name="T4">‘Enquiry’ not ‘inquiry’ when referring to the request for information. ‘Inquiry’ when referring to an investigation. When it takes the form of a verb, ‘I wish to enquire’.</text:span></text:p>
      <text:p text:style-name="Standard"/>
      <text:p text:style-name="Standard"><text:span text:style-name="T10">Spelt not spelled, dreamt not dreamed, learnt not learned</text:span></text:p>
      <text:p text:style-name="Standard"/>
      <text:p text:style-name="Standard"><text:span text:style-name="T2">PRINT LAYOUT</text:span></text:p>
      <text:p text:style-name="Standard"/>
      <text:p text:style-name="Standard"/>
      <text:p text:style-name="Standard"><text:span text:style-name="T4">Page headers will include author name (left hand page) and article title (right hand page). Article title to be shortened if necessary to something that looks sensible – where there’s a subtitle, this should be dropped, unless the sense of the title is impaired.</text:span></text:p>
      <text:p text:style-name="Standard"/>
      <text:p text:style-name="Standard"><text:span text:style-name="T4">Page footers: inside page, both left and right, should display the issue number. Outside pages, both left and right, should display page numbers.</text:span></text:p>
      <text:p text:style-name="Standard"/>
      <text:p text:style-name="Standard"><text:span text:style-name="T4">Paragraphs will run continuously (with no spaces between them). After the first paragraph, they will begin with an indent.</text:span></text:p>
      <text:p text:style-name="Standard"/>
      <text:p text:style-name="Standard"><text:span text:style-name="T4">Subheaders will have one line above and below.</text:span></text:p>
      <text:p text:style-name="Standard"/>
      <text:p text:style-name="Standard"><text:span text:style-name="T4">On the contents page, each article will be identified by its title (this should be shortened and subtitles dropped). A compressed version of the article introduction including the author’s name should run on the following line. This should be as short as possible, one and a half lines is ideal, and it should be no longer than three lines.</text:span></text:p>
      <text:p text:style-name="Standard"/>
      <text:p text:style-name="Standard"/>
      <text:p text:style-name="Standard"/>
      <text:p text:style-name="Standard"><text:span text:style-name="T2">WEB LAYOUT</text:span></text:p>
      <text:p text:style-name="Standard"/>
      <text:p text:style-name="Standard"><text:span text:style-name="T5">Introductions to be bolded.</text:span></text:p>
      <text:p text:style-name="Standard"/>
      <text:p text:style-name="Standard"><text:span text:style-name="T5">Paragraphs will not be indented, and will be separated by a single hard return.</text:span></text:p>
      <text:p text:style-name="Standard"/>
      <text:p text:style-name="Standard"><text:span text:style-name="T5">When crediting and image, write the word ‘Image’, and follow with a colon, before writing the rest of the colon.</text:span></text:p>
      <text:p text:style-name="Standard"><text:soft-page-break/></text:p>
      <text:p text:style-name="Standard"><text:span text:style-name="T5">Capitalise most of the words in subheadings, excluding ‘small words’, i.e. prepositions and conjunctions, definite and indefinite articles:</text:span></text:p>
      <text:p text:style-name="Standard"/>
      <text:p text:style-name="P1"><text:span text:style-name="T5">The Avant-Garde Build Schools for the Future</text:span></text:p>
      <text:p text:style-name="Standard"/>
      <text:p text:style-name="Standard"><text:span text:style-name="T5">Subheadings should be bolded. </text:span></text:p>
      <text:p text:style-name="Standard"/>
      <text:p text:style-name="Standard"><text:span text:style-name="T5">Closing contextual information should be sequenced thus: author’s bio (this should be bolded and separated from the end of the article by two hard returns); Info (this should be introduced by the word ‘Info’ in bold) and footnotes (this should be introduced by the word ‘Footnotes’ in bold). </text:span></text:p>
      <text:p text:style-name="Standard"/>
      <text:p text:style-name="Standard"><text:span text:style-name="T5">The author’s email address in his/her bio should be written thus: coffeescience23 AT yahoo.com</text:span></text:p>
      <text:p text:style-name="Standard"/>
      <text:p text:style-name="Standard"/>
      <text:p text:style-name="Standard"/>
      <text:p text:style-name="Standard"/>
      <text:p text:style-name="Standard"><text:span text:style-name="T3">TITLES </text:span></text:p>
      <text:p text:style-name="Standard"/>
      <text:p text:style-name="Standard"><text:span text:style-name="T4">In general capitalise the first letter of all words (except and, the etc.) in all titles BUT observe the form the entity in question uses. If they insist on lower-case in their written (non-URL or logo) instantiations, use lower-case: e.g. mervin Jarman, meinebank, eToy, etc. </text:span></text:p>
      <text:p text:style-name="Standard"/>
      <text:p text:style-name="Standard"><text:span text:style-name="T4">The different levels of heading we have in the anthology are as follows:</text:span></text:p>
      <text:p text:style-name="Standard"/>
      <text:p text:style-name="Standard"><text:span text:style-name="T4">Chapter No.</text:span></text:p>
      <text:p text:style-name="Standard"/>
      <text:p text:style-name="Standard"><text:span text:style-name="T4">Chapter Title</text:span></text:p>
      <text:p text:style-name="Standard"/>
      <text:p text:style-name="Standard"><text:span text:style-name="T4">(Introduction to be demarcated graphically, without a heading)</text:span></text:p>
      <text:p text:style-name="Standard"/>
      <text:p text:style-name="Standard"><text:span text:style-name="T4">Article Title</text:span></text:p>
      <text:p text:style-name="Standard"/>
      <text:p text:style-name="Standard"><text:span text:style-name="T4">Article Author(s)</text:span></text:p>
      <text:p text:style-name="Standard"/>
      <text:p text:style-name="Standard"><text:span text:style-name="T4">Vol/issue No. and Date</text:span></text:p>
      <text:p text:style-name="Standard"/>
      <text:p text:style-name="Standard"><text:span text:style-name="T4">Opening Quotation (not always)</text:span></text:p>
      <text:p text:style-name="Standard"/>
      <text:p text:style-name="Standard"><text:span text:style-name="T4">Subheading – no numbers used.</text:span></text:p>
      <text:p text:style-name="Standard"/>
      <text:p text:style-name="Standard"><text:span text:style-name="T4">Date and Place Conducted (if an interview)</text:span></text:p>
      <text:p text:style-name="Standard"/>
      <text:p text:style-name="Standard"><text:span text:style-name="T4">Titles are given in caps, inverted commas or italics depending on what kind of work they refer to:</text:span></text:p>
      <text:p text:style-name="Standard"/>
      <text:p text:style-name="Standard"><text:soft-page-break/><text:span text:style-name="T4"><text:tab/>ITALICS: books, publications, journals, newspapers, albums, magazines, films, works of art <text:tab/>(including net art) and TV programmes. NB website names and magazine/newspaper blogs and comments NOT italicised. </text:span></text:p>
      <text:p text:style-name="Standard"/>
      <text:p text:style-name="Standard"><text:span text:style-name="T4"><text:tab/>SINGLE QUOTES: essays, articles, songs, artist projects (e.g. multi-artwork projects).</text:span></text:p>
      <text:p text:style-name="Standard"/>
      <text:p text:style-name="Standard"><text:span text:style-name="T4"><text:tab/>PLAIN AND CAPITALISED (on the initial letter): exhibitions, organisations, groups, projects, discussions, etc. </text:span></text:p>
      <text:p text:style-name="Standard"/>
      <text:p text:style-name="Standard"><text:span text:style-name="T5">Website names: capitalised (on the first letter) and minus 'www' (unless specific need to give URL in full). </text:span></text:p>
      <text:p text:style-name="Standard"/>
      <text:p text:style-name="Standard"/>
      <text:p text:style-name="Standard"><text:span text:style-name="T3">URLS</text:span></text:p>
      <text:p text:style-name="Standard"/>
      <text:p text:style-name="Standard"><text:span text:style-name="T4">When giving URLs in articles, place in square brackets. URLs after articles (e.g. alongside details of exhibition etc): no brackets. No full-stops after URLs at end of articles or in footnotes.</text:span></text:p>
      <text:p text:style-name="Standard"/>
      <text:p text:style-name="Standard"/>
      <text:p text:style-name="Standard"><text:span text:style-name="T3">QUOTES </text:span></text:p>
      <text:p text:style-name="Standard"><text:span text:style-name="T5">Single quotation marks for reported speech/ quoted texts. Quotes within quotes in double quotation marks. The closing quote around any phrase or epithet used as reported speech at the end of a sentence precedes the sentence's closing punctuation. Thus: </text:span></text:p>
      <text:p text:style-name="Standard"/>
      <text:p text:style-name="Standard"><text:span text:style-name="T4"><text:tab/>He described Michael Hardt as 'Negri's monkey'.</text:span></text:p>
      <text:p text:style-name="Standard"/>
      <text:p text:style-name="Standard"><text:span text:style-name="T4">The full stop comes before the closing quote only when the quote itself is a complete sentence or the closing part of a sentence ending in a fullstop. Thus: </text:span></text:p>
      <text:p text:style-name="Standard"/>
      <text:p text:style-name="Standard"><text:span text:style-name="T4"><text:tab/>Michael said he was 'tired of being the monkey. But the peanuts taste so good.' </text:span></text:p>
      <text:p text:style-name="Standard"/>
      <text:p text:style-name="Standard"><text:span text:style-name="T4">NB Quotes in reported speech enclose punctuation. Thus: </text:span></text:p>
      <text:p text:style-name="Standard"/>
      <text:p text:style-name="Standard"><text:span text:style-name="T4"><text:tab/>'That poor man,' he declared, 'is the proof-reader.' </text:span></text:p>
      <text:p text:style-name="Standard"/>
      <text:p text:style-name="Standard"><text:span text:style-name="T4">Long quotations (more than 66 words – Harvard convention): Indented and with paragraph breaks either side. This rule is applied whether the quotations appear free-standing, at the start of articles, or in the main body text.</text:span></text:p>
      <text:p text:style-name="Standard"/>
      <text:p text:style-name="Standard"><text:span text:style-name="T4">Introduce indented quotes with a colon when the quotation does not depend on the preceding sentence, or flow directly from it. </text:span></text:p>
      <text:p text:style-name="Standard"/>
      <text:p text:style-name="P1"><text:span text:style-name="T4">This problem was designed to infuriate:</text:span></text:p>
      <text:p text:style-name="P1"><text:span text:style-name="T4"><text:tab/>The indented quote conundrum was unresolvable.</text:span></text:p>
      <text:p text:style-name="Standard"/>
      <text:p text:style-name="Standard"><text:span text:style-name="T4">Where the quotation continues the preceding sentence, as if a single sentence, use a comma.</text:span></text:p>
      <text:p text:style-name="Standard"><text:soft-page-break/></text:p>
      <text:p text:style-name="P1"><text:span text:style-name="T4">The original function of logistics, writes Bologna,</text:span></text:p>
      <text:p text:style-name="P1"><text:span text:style-name="T4"><text:tab/>was to organise the supplying of troops.....</text:span></text:p>
      <text:p text:style-name="Standard"/>
      <text:p text:style-name="Standard"><text:span text:style-name="T4">But discretion will be required, since sometimes a colon creates too hard a break, and sometimes a comma isn’t a formal enough introduction to the quote.</text:span></text:p>
      <text:p text:style-name="Standard"/>
      <text:p text:style-name="Standard"><text:span text:style-name="T4">When the quote is preceded by a full sentence which does not introduce the following quote, then end with a full stop.</text:span></text:p>
      <text:p text:style-name="Standard"/>
      <text:p text:style-name="Standard"><text:span text:style-name="T4">Introduce reported speech with a comma. Thus: </text:span></text:p>
      <text:p text:style-name="Standard"><text:span text:style-name="T4"><text:tab/></text:span></text:p>
      <text:p text:style-name="Standard"><text:span text:style-name="T4"><text:tab/>She said, ‘You are a slob.' </text:span></text:p>
      <text:p text:style-name="Standard"/>
      <text:p text:style-name="Standard"/>
      <text:p text:style-name="Standard"><text:span text:style-name="T4">Where short quotations are given at the start of an article, i.e. epigraphs, the quotation should be indented, italicised and have no inverted commas. On the following line, it should be followed by an n-dash and the author’s name, with scant other information (perhaps an abbreviated title/date, and no full stop at the end. If necessary, a footnote (with full ref) can be added.</text:span></text:p>
      <text:p text:style-name="Standard"/>
      <text:p text:style-name="Standard"><text:span text:style-name="T3">NUMBERS </text:span></text:p>
      <text:p text:style-name="Standard"><text:span text:style-name="T5">Numbers one to ten are written out; 11 or above in numerals. The exception to this is chapter headings, which are to use numerals.</text:span></text:p>
      <text:p text:style-name="Standard"/>
      <text:p text:style-name="Standard"><text:span text:style-name="T4">The two common exceptions to this rule are percentages, which are always expressed as figures, and approximate numbers. Hence: ‘4 percent’ and 'Damian counted 100 gadgets in all.' But: 'Damian must have had hundreds of gadgets in all.' </text:span></text:p>
      <text:p text:style-name="Standard"/>
      <text:p text:style-name="Standard"><text:span text:style-name="T4">Years in numerals: '60s or 1960s not nineteen-sixties. </text:span></text:p>
      <text:p text:style-name="Standard"><text:span text:style-name="T4">Exception: 'Nineties entrepreneur, Jamie King, was today declared activist of the decade.' </text:span></text:p>
      <text:p text:style-name="Standard"/>
      <text:p text:style-name="Standard"><text:span text:style-name="T4">When referring to the mid ’90s, or any decade, do not use a hyphen since this will clash with the apostrophe.</text:span></text:p>
      <text:p text:style-name="Standard"/>
      <text:p text:style-name="Standard"><text:span text:style-name="T4">In general, numbers at the start of a sentence are written out (within reason): </text:span></text:p>
      <text:p text:style-name="Standard"/>
      <text:p text:style-name="Standard"><text:span text:style-name="T4"><text:tab/>Twenty-five years ago, Pauline was born in a small Dutch mining village. </text:span></text:p>
      <text:p text:style-name="Standard"/>
      <text:p text:style-name="Standard"><text:span text:style-name="T4">But, when the sentence begins with a year, then stick to numerals.</text:span></text:p>
      <text:p text:style-name="Standard"/>
      <text:p text:style-name="Standard"><text:span text:style-name="T4">Dates: Numeral plus month in words: 12 January not January 12th. BUT 21st century not twenty-first century or 21C. NB. We don’t use superscript when writing ordinal numbers.</text:span></text:p>
      <text:p text:style-name="Standard"/>
      <text:p text:style-name="Standard"><text:span text:style-name="T4">1,000, not 1000. </text:span></text:p>
      <text:p text:style-name="Standard"/>
      <text:p text:style-name="Standard"><text:span text:style-name="T4">Numbers over 1,000 should be written as numeral then word: 10 billion, 1.5 million - not 1,500,000 or one-and-a-half-million.</text:span></text:p>
      <text:p text:style-name="Standard"/>
      <text:p text:style-name="Standard"><text:soft-page-break/><text:span text:style-name="T4">When using a number adjectivally, hyphenate: a one-hour film; a 22-year-old man. But (of course): this magazine is ten years old; the film was one hour long; he was only seven. </text:span></text:p>
      <text:p text:style-name="Standard"/>
      <text:p text:style-name="Standard"><text:span text:style-name="T4">Weights, measures: 1kg, not 1 kilogram; five-foot gap; 5.5-centimetre bone phone; 4'5", not four feet five inches; a 25' x 23' room. </text:span></text:p>
      <text:p text:style-name="Standard"/>
      <text:p text:style-name="Standard"><text:span text:style-name="T4">Currencies: £43, $4,000, €35 (NB to get € on a Mac: alt+shift+2). </text:span></text:p>
      <text:p text:style-name="Standard"/>
      <text:p text:style-name="Standard"><text:span text:style-name="T4">3D not 3-d or any other variant. Three-dimensional is also fine. </text:span></text:p>
      <text:p text:style-name="Standard"/>
      <text:p text:style-name="Standard"><text:span text:style-name="T4">Percent not % unless in a table.</text:span></text:p>
      <text:p text:style-name="Standard"/>
      <text:p text:style-name="Standard"><text:span text:style-name="T4">Where a number has been incorporated into a slogan, ideology, or the name of a historical event, stick to its common useage, i.e. The 99% or 9/11 </text:span></text:p>
      <text:p text:style-name="Standard"/>
      <text:p text:style-name="Standard"/>
      <text:p text:style-name="Standard"><text:span text:style-name="T3">REFERENCING AND FOOTNOTES</text:span></text:p>
      <text:p text:style-name="Standard"><text:span text:style-name="T5">Keep to a minimum, and discard individual footnotes if unnecessary, but if you're using them, make sure all numbers are correct, in order, etc. </text:span><text:span text:style-name="T6">Do not give bibliographies</text:span><text:span text:style-name="T5">. </text:span></text:p>
      <text:p text:style-name="Standard"/>
      <text:p text:style-name="Standard"><text:span text:style-name="T4">Footnotes should be placed at the end of the article.</text:span></text:p>
      <text:p text:style-name="Standard"/>
      <text:p text:style-name="Standard"><text:span text:style-name="T4">Footnotes will be numbered within the article and at the end, with each article’s footnotes beginning from number 1 (this is done by creating a section break and inserting references that restart at each section).</text:span></text:p>
      <text:p text:style-name="Standard"/>
      <text:p text:style-name="Standard"><text:span text:style-name="T4">Standardise order of details as follows: </text:span></text:p>
      <text:p text:style-name="Standard"/>
      <text:list xml:id="list2929355811257196380" text:style-name="WWNum2">
        <text:list-item>
          <text:p text:style-name="P2"><text:span text:style-name="T5">Jane Livingston, 'Some Thoughts on 'Art and Technology'', </text:span><text:span text:style-name="T7">Studio International</text:span><text:span text:style-name="T5">, June 1971, vol. 1, no.934, pp.234-5. </text:span></text:p>
        </text:list-item>
      </text:list>
      <text:p text:style-name="Standard"><text:span text:style-name="T4">Raoul Vaneigem, </text:span><text:span text:style-name="T8">The Revolution of Everyday Life</text:span><text:span text:style-name="T4">, London: Left Bank Books and Rebel Press, 1983, p.62. [footnotes will end with a full stop].</text:span></text:p>
      <text:p text:style-name="Standard"/>
      <text:p text:style-name="Standard"><text:span text:style-name="T4">References which cite articles on the web should be written as follows: ‘See Tiqqun, ‘Conscious Organ of the Imaginary Party’, Tiqqun#1, 1999, http://....’ NB: to not introduce URLs with the word ‘at’. (No fullstop to follow URLs)</text:span></text:p>
      <text:p text:style-name="P3"/>
      <text:p text:style-name="Standard"><text:span text:style-name="T5">Where an edited collection of texts is cited, the editor(s) name(s) should precede the title and and should be followed by ‘(ed.),’.</text:span></text:p>
      <text:p text:style-name="Standard"/>
      <text:p text:style-name="P1"><text:span text:style-name="T5">Benjamin Noys (ed.), </text:span><text:span text:style-name="T7">Communization and its Discontents</text:span><text:span text:style-name="T5">, New York: Autonomedia, 2011.</text:span></text:p>
      <text:p text:style-name="Standard"/>
      <text:p text:style-name="Standard"><text:span text:style-name="T5">When a collection of texts by a single author is cited, then it should be written thus:</text:span></text:p>
      <text:p text:style-name="Standard"/>
      <text:p text:style-name="P1"><text:span text:style-name="T5">Kazimir Malevich, Essays on Art, Troels Andersen (ed.), Xenia Glowacki-Prus and Arnold McMillan (trans.), Copenhagen: Publisher, 1968</text:span></text:p>
      <text:p text:style-name="Standard"/>
      <text:p text:style-name="Standard"><text:span text:style-name="T5">Where a text has been translated, the translator(‘s) name(s) to be written as above.</text:span></text:p>
      <text:p text:style-name="Standard"><text:soft-page-break/></text:p>
      <text:p text:style-name="Standard"><text:span text:style-name="T4">Ibid. and op. cit.: Use ibid. for repeat citations when adjacent, op. cit. when after a gap.</text:span></text:p>
      <text:p text:style-name="Standard"><text:span text:style-name="T4">When repeating a reference using op. cit. if the author has more than one earlier citation, it can be identified by surname and date, &amp;/or surname and (abbreviated) article/book title depending on what seems appropriate.</text:span></text:p>
      <text:p text:style-name="Standard"/>
      <text:p text:style-name="Standard"><text:span text:style-name="T4">When quoting a comment on an article, give the source magazine/journal etc commented on. If context or platform (e.g. publication/website) of content is not given, supply.</text:span></text:p>
      <text:p text:style-name="Standard"/>
      <text:p text:style-name="Standard"><text:span text:style-name="T4">When reference is made within texts to publications beginning with ‘The’, this appears capitalised and in italics e.g. ‘When the story emerged in </text:span><text:span text:style-name="T8">The Guardian</text:span><text:span text:style-name="T4"> on 13 January 2004, local MP Peter Mandelson said that…’ </text:span></text:p>
      <text:p text:style-name="Standard"/>
      <text:p text:style-name="Standard"><text:span text:style-name="T4">Sometimes, when an author is paraphrasing another person’s argument, the number of the footnote appears at the end of the relevant sentence/paragraph. Sometimes, if authors are making a specific reference (or more than one) but still paraphrasing, the number for the footnote appears within the sentence. Multiple footnotes within a single sentence should be avoided where at all possible – this will mean combining multiple footnotes into a single one and separating each point or reference with a semi-colon. </text:span></text:p>
      <text:p text:style-name="Standard"/>
      <text:p text:style-name="Standard"><text:span text:style-name="T4">Leave inconsistency of referencing styles, with some authors using full footnotes and others incorporating details into their texts e.g. ‘The situation was hardly accidental. Paul Harris and Martin Bright in The Observer ('Bitter Harvest from Decades of Division', 15 July 2001) recall that…’</text:span></text:p>
      <text:p text:style-name="Standard"/>
      <text:p text:style-name="Standard"><text:span text:style-name="T4">When references are made to earlier issues of Mute, these should be kept in (in Vol 1, Vol 2 format) but no reference made to the anthology page number.</text:span></text:p>
      <text:p text:style-name="Standard"/>
      <text:p text:style-name="Standard"><text:span text:style-name="T4">wikipedia is to be allowed as a point of reference.</text:span></text:p>
      <text:p text:style-name="Standard"/>
      <text:p text:style-name="Standard"><text:span text:style-name="T4">Give URLs for exhibitions (etc.) reviewed or mentioned. No full stop after URL if end of line. </text:span></text:p>
      <text:p text:style-name="Standard"/>
      <text:p text:style-name="Standard"><text:span text:style-name="T3">INITIALS, ACRONYMS</text:span></text:p>
      <text:p text:style-name="Standard"><text:span text:style-name="T5">T.S. Eliot not TS Eliot but NATO not N.A.T.O.; US not U.S. </text:span></text:p>
      <text:p text:style-name="Standard"><text:span text:style-name="T4">i.e, n.b., e.g., etc. and Ltd. et al. op. cit. pp. cf.</text:span></text:p>
      <text:p text:style-name="Standard"/>
      <text:p text:style-name="Standard"><text:span text:style-name="T4">When such words are followed by punctuation, lose the dot, for example:</text:span></text:p>
      <text:p text:style-name="Standard"><text:span text:style-name="T4"><text:tab/></text:span></text:p>
      <text:p text:style-name="Standard"><text:span text:style-name="T4"><text:tab/>'The list included companies (Stevens Ltd), etc.'</text:span></text:p>
      <text:p text:style-name="Standard"><text:span text:style-name="T11"><text:s/></text:span></text:p>
      <text:p text:style-name="Standard"><text:span text:style-name="T9">Generally, if in doubt, use lower case to avoid ambiguity: art, film, music, not Art, Film, etc; rock'n'roll, drum'n'bass (if you must), but R&amp;B, Country, rap. </text:span></text:p>
      <text:p text:style-name="Standard"><text:span text:style-name="T4">University Press should be written rather than UP.</text:span></text:p>
      <text:p text:style-name="Standard"/>
      <text:p text:style-name="Standard"><text:span text:style-name="T3">CAPITALISATION</text:span></text:p>
      <text:p text:style-name="Standard"><text:span text:style-name="T5">Capitalise nations/regions: West Africa and Northern Ireland, the South, the Southern hemisphere, the East End, South London, the South End of the street. NB. Always capitalise when referring to a geographical region, but don’t capitalise if using adjectivally, e.g. western philosophy, etc. </text:span></text:p>
      <text:p text:style-name="Standard"><text:soft-page-break/></text:p>
      <text:p text:style-name="Standard"><text:span text:style-name="T4">We do not capitalise the following frequently occurring words: internet, website, wireless, peer-to-peer (but P2P and similar acronyms are acceptable if sufficiently familiar or after being introduced in long form). </text:span></text:p>
      <text:p text:style-name="Standard"/>
      <text:p text:style-name="Standard"><text:span text:style-name="T4">We do not capitalise religions, movements (‘surrealism, situationism’, conceptual art, conceptualism, conceptualists) but we do capitalise the names of groups etc (see above): ‘the Situationist International’,</text:span></text:p>
      <text:p text:style-name="Standard"/>
      <text:p text:style-name="Standard"><text:span text:style-name="T4">The British State but ‘the function of the state is to enforce class power’, ‘the nation-state emerged in the 19</text:span><text:span text:style-name="T12">th</text:span><text:span text:style-name="T4"> century’, etc.</text:span></text:p>
      <text:p text:style-name="Standard"/>
      <text:p text:style-name="Standard"><text:span text:style-name="T4">MP and Prime Minister Blair.</text:span></text:p>
      <text:p text:style-name="Standard"><text:span text:style-name="T4">world wide web</text:span></text:p>
      <text:p text:style-name="Standard"><text:span text:style-name="T4">net and internet</text:span></text:p>
      <text:p text:style-name="Standard"><text:span text:style-name="T4">American Revolution, French Revolution, digital revolution.</text:span></text:p>
      <text:p text:style-name="Standard"><text:span text:style-name="T4">Christian, Muslim, Jewish, Protestant, Marxist, Draconian, Soviet, Darwinian, Deleuzeguattarian (all capitalised, unlike the magazine).</text:span></text:p>
      <text:p text:style-name="Standard"><text:span text:style-name="T4">United States government</text:span></text:p>
      <text:p text:style-name="Standard"><text:span text:style-name="T4">New Left and New Right but left and right</text:span></text:p>
      <text:p text:style-name="Standard"><text:span text:style-name="T4">al Qaida</text:span></text:p>
      <text:p text:style-name="Standard"><text:span text:style-name="T4">URL</text:span></text:p>
      <text:p text:style-name="Standard"><text:span text:style-name="T4">Xerox</text:span></text:p>
      <text:p text:style-name="Standard"><text:span text:style-name="T4">Third World and First World appear capitalised throughout as does New World Order and New Economy.</text:span></text:p>
      <text:p text:style-name="Standard"/>
      <text:p text:style-name="Standard"><text:span text:style-name="T4">World War II, WWII, or the Second World War, not World War Two.</text:span></text:p>
      <text:p text:style-name="Standard"/>
      <text:p text:style-name="Standard"><text:span text:style-name="T5">DIY rather than diy. In the David Garcia book review, DiY may be left in the title of the book.</text:span></text:p>
      <text:p text:style-name="Standard"/>
      <text:p text:style-name="Standard"><text:span text:style-name="T5">The tendency is for the ‘other’ to be written lower case and in inverted commas.</text:span></text:p>
      <text:p text:style-name="Standard"/>
      <text:p text:style-name="Standard"><text:span text:style-name="T4">Use digital art rather than Digital Art (the ‘Ten Reasons to Love…’ and ‘Ten Reasons to Hate…’ differ on this and should be standardised.</text:span></text:p>
      <text:p text:style-name="Standard"/>
      <text:p text:style-name="Standard"><text:span text:style-name="T4">yBa not YBA.</text:span></text:p>
      <text:p text:style-name="Standard"/>
      <text:p text:style-name="Standard"/>
      <text:p text:style-name="Standard"><text:span text:style-name="T3">HYPHENS AND DASHES</text:span></text:p>
      <text:p text:style-name="Standard"><text:span text:style-name="T5">Hyphens not to be used adverbially: lightly salted, fast acting, etc. </text:span></text:p>
      <text:p text:style-name="Standard"/>
      <text:p text:style-name="Standard"><text:span text:style-name="T4">Certain conjunctions have been allowed throughout the magazine e.g. community-generated, knowledge-based, community-based, left-liberal, agit-prop, one-year old, avant-garde, nation-state, state-funded, long-term, full-time, military-industrial, cultural-material, professional-managerial, so-called, value-for-money, peer-to-peer, face-to-face. </text:span></text:p>
      <text:p text:style-name="Standard"><text:span text:style-name="T4">Although the best guide is to reduce hyphenation wherever possible, these usages are acceptable.</text:span></text:p>
      <text:p text:style-name="Standard"/>
      <text:p text:style-name="Standard"><text:soft-page-break/><text:span text:style-name="T4">Hyphens minimised in frequently used combined (or separated) words, i.e. website not web-site or web site. No one, not no-one; hyperlink not hyper-link, art world, art form all to be written as two separate words.</text:span></text:p>
      <text:p text:style-name="Standard"/>
      <text:p text:style-name="Standard"><text:span text:style-name="T4">BUT co-operation, not cooperation.</text:span></text:p>
      <text:p text:style-name="Standard"/>
      <text:p text:style-name="Standard"><text:span text:style-name="T4">Hyphens retained in posts- and neo-s, except in very popular instances, e.g. postmodernism, neoliberalism. Other prefixes which have been hyphenated throughout the magazine include anti-, re-, hyper-, co-, ultra-, self-, crypto-, non-, micro-, proto-, multi-, counter-, intra-, sub-, over-, under-, ex-, mid-, un-, meta-, de-, supra-, high-, techno-, socio-, cyber- (except cyberfeminism). These can be left in the anthology.</text:span></text:p>
      <text:p text:style-name="Standard"/>
      <text:p text:style-name="Standard"><text:span text:style-name="T5">Hyphen lengths vary: short hyphen used for connecting words (film-maker, not film maker); medium length for a dash (em dash).</text:span></text:p>
      <text:p text:style-name="Standard"/>
      <text:p text:style-name="Standard"><text:span text:style-name="T5">Some frequently confusing candidates should be written thus:</text:span></text:p>
      <text:p text:style-name="Standard"><text:span text:style-name="T5">labour power; wage labour; living labour; value-form; species-being; vis--vis; two-way; tip off; round-up; take-over; exchange value; use value; T-shirt; bailout (not bail-out); </text:span></text:p>
      <text:p text:style-name="Standard"/>
      <text:p text:style-name="Standard"><text:span text:style-name="T5">Where an author is making a new compound, e.g. species-life, and it seems reasonble, then allow.</text:span></text:p>
      <text:p text:style-name="Standard"/>
      <text:p text:style-name="Standard"><text:span text:style-name="T3">IMAGE CREDITS</text:span></text:p>
      <text:p text:style-name="Standard"/>
      <text:p text:style-name="Standard"><text:span text:style-name="T4">Image credits, basically as follows: ‘Image: John Smith, </text:span><text:span text:style-name="T8">Big Iron Rabbit</text:span><text:span text:style-name="T4">, 1812’</text:span></text:p>
      <text:p text:style-name="Standard"><text:span text:style-name="T4">Form as follows: Artist name, artwork name (to be italicised), date. Where relevant give site of exhibition (discretionary). OR, for non-art images: give description of image and credit, date.</text:span></text:p>
      <text:p text:style-name="Standard"/>
      <text:p text:style-name="Standard"><text:span text:style-name="T11">‘</text:span><text:span text:style-name="T4">Image: Man getting out of taxi, Gaza strip, Alessandra Chila, 2007'.</text:span></text:p>
      <text:p text:style-name="Standard"/>
      <text:p text:style-name="Standard"><text:span text:style-name="T4">Illustrations or photos illustrating article, if supplied by one (special, commissioned) illustrator or photographer: credit in intro to article. If author varies from image to image, credit alongside image (i.e. after other details).</text:span></text:p>
      <text:p text:style-name="Standard"/>
      <text:p text:style-name="Standard"><text:span text:style-name="T4">If same source for all images but not commissioned, give in separate credit alongside article. </text:span></text:p>
      <text:p text:style-name="Standard"/>
      <text:p text:style-name="Standard"/>
      <text:p text:style-name="Standard"><text:span text:style-name="T3">MISCELLANEOUS</text:span></text:p>
      <text:p text:style-name="Standard"/>
      <text:p text:style-name="Standard"><text:span text:style-name="T5">Into or in to? When something is transformed into something else, i.e. a pumpkin into a carriage, then use ‘into’. When one moves or enters a space, then use ‘in to’, i.e. ‘the girl walked in to the room’.</text:span></text:p>
      <text:p text:style-name="Standard"/>
      <text:p text:style-name="Standard"><text:span text:style-name="T5">Foreign languages: italicised throughout unless in common usage, e.g. per se, savoir-faire a priori qua etc.</text:span></text:p>
      <text:p text:style-name="Standard"/>
      <text:p text:style-name="Standard"><text:span text:style-name="T4">We use ALL the foreign ‘symbols’ wherever they occur: è, etc. </text:span></text:p>
      <text:p text:style-name="Standard"><text:soft-page-break/></text:p>
      <text:p text:style-name="Standard"><text:span text:style-name="T4">When a proper name is written in e.g. American English – such as the US Defense Department –leave it and then refer to defence in the rest of the text as the area it covers. i.e. respect spelling when it comes to a proper name, title, name of group etc.</text:span></text:p>
      <text:p text:style-name="Standard"/>
      <text:p text:style-name="Standard"><text:span text:style-name="T4">Check to make sure spacing is correct: Single space after full stops. Hyphens don't have spaces around them (like-this), dashes do (like – this).</text:span></text:p>
      <text:p text:style-name="Standard"/>
      <text:p text:style-name="Standard"><text:span text:style-name="T4">Where possible, ‘and’ will be written out rather than using an ampersand, including the contents page and between titles and authors’ names. An exception to this is branded names like D&amp;G, Bang &amp; Olufsen.</text:span></text:p>
      <text:p text:style-name="Standard"/>
      <text:p text:style-name="Standard"><text:span text:style-name="T4">Magazine issue numbers are cited by referring to volume numbers, i.e. Vol 1 #2, Vol 2 #3. Vol 1 became Vol 2 at issue 29. </text:span></text:p>
      <text:p text:style-name="Standard"/>
      <text:p text:style-name="Standard"><text:span text:style-name="T4">When it comes to among/amongst; while/whilst; toward/towards, if it is a certain way in a certain article, just leave it. </text:span></text:p>
      <text:p text:style-name="Standard"/>
      <text:p text:style-name="Standard"><text:span text:style-name="T4">Contractions e.g. ‘couldn’t’, ‘shouldn’t’, ‘isn’t’ are allowed, rather than the more academic convention of ‘should not’ etc. Again, this depends on the style in which the article is written. Similarly, the use of etc. is to be allowed.</text:span></text:p>
      <text:p text:style-name="Standard"/>
      <text:p text:style-name="Standard"><text:span text:style-name="T4">Short, partial sentences beginning with ‘And’ and ‘But’ are allowed within reason. If it's sounding clunky or too inelegant, then change it.</text:span></text:p>
      <text:p text:style-name="Standard"/>
      <text:p text:style-name="Standard"><text:span text:style-name="T4">When apostrophising the possessive version of words ending in ‘s’ do not add an additional ‘s’ e.g. Jesus’.</text:span></text:p>
      <text:p text:style-name="Standard"/>
      <text:p text:style-name="Standard"><text:span text:style-name="T4">Where ellipses […] have been added by authors to their quotations, these should be demarcated by the use of square brackets. The same is true of editorial insertions into the text. </text:span></text:p>
      <text:p text:style-name="Standard"/>
      <text:p text:style-name="Standard"><text:span text:style-name="T4">In interviews where ‘...’ is used to denote hesitations or other meanderings, no square brackets are required. If a sentence drifts off at the end, ‘...’ should be used, but does not need to be followed by a fullstop. </text:span></text:p>
      <text:p text:style-name="Standard"/>
      <text:p text:style-name="Standard"><text:span text:style-name="T4">When citing a little-known person’s name in a text, the full name may be given the first time then surname only thereafter. When figures are better known, e.g. Foucault, leave as surname-only throughout. Keep to the method the article has used e.g. in the Michael Jackson text, his full name is used throughout, like a motif/brand.</text:span></text:p>
      <text:p text:style-name="Standard"/>
      <text:p text:style-name="Standard"><text:span text:style-name="T4">Where possible, interviews will end with the city and year in/on which they were conducted.</text:span></text:p>
      <text:p text:style-name="Standard"/>
      <text:p text:style-name="Standard"><text:span text:style-name="T4">FLOSS rather than F/LOSS</text:span></text:p>
      <text:p text:style-name="Standard"/>
      <text:p text:style-name="Standard"><text:span text:style-name="T5">Use vs. rather than Versus.</text:span></text:p>
      <text:p text:style-name="Standard"/>
      <text:p text:style-name="Standard"><text:span text:style-name="T5">Semicolons (as opposed to commas) may be used to denote lists within sentences.</text:span></text:p>
      <text:p text:style-name="Standard"/>
      <text:p text:style-name="Standard"><text:soft-page-break/><text:span text:style-name="T5">If a phrase is introduced as a new concept in single inverted commas e.g. ‘culture jamming’, it can live without the inverted commas thereafter in that same article and/or chapter.</text:span></text:p>
      <text:p text:style-name="Standard"/>
      <text:p text:style-name="Standard"><text:span text:style-name="T5">We do not use ‘an’ before words beginning with ‘h’, i.e. ‘a historical event’ BUT when the ‘h’ is silent, as with ‘hour’, ‘an’ is requ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ahoma" svg:font-family="Tahoma" style:font-family-generic="roman" style:font-pitch="variable"/>
    <style:font-face style:name="Times" svg:font-family="Times" style:font-family-generic="roman" style:font-pitch="variable"/>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imbus Roman No9 L1" svg:font-family="'Nimbus Roman No9 L'" style:font-family-generic="system" style:font-pitch="variable"/>
    <style:font-face style:name="Nimbus Sans L1" svg:font-family="'Nimbus Sans 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Nimbus Roman No9 L" fo:font-family="'Nimbus Roman No9 L'" style:font-family-generic="roman" style:font-pitch="variable" fo:font-size="12pt" fo:language="en" fo:country="GB" style:font-name-asian="Nimbus Roman No9 L1" style:font-family-asian="'Nimbus Roman No9 L'" style:font-family-generic-asian="system" style:font-pitch-asian="variable" style:font-size-asian="12pt" style:language-asian="zxx" style:country-asian="none" style:font-name-complex="Nimbus Roman No9 L1" style:font-family-complex="'Nimbus Roman No9 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Nimbus Sans L" fo:font-family="'Nimbus Sans L'" style:font-family-generic="roman" style:font-pitch="variable" fo:font-size="14pt" fo:language="en" fo:country="GB" style:font-name-asian="Nimbus Sans L1" style:font-family-asian="'Nimbus Sans L'" style:font-family-generic-asian="system" style:font-pitch-asian="variable" style:font-size-asian="14pt" style:language-asian="zxx" style:country-asian="none" style:font-name-complex="Nimbus Sans L1" style:font-family-complex="'Nimbus Sans 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Nimbus Roman No9 L" fo:font-family="'Nimbus Roman No9 L'" style:font-family-generic="roman" style:font-pitch="variable" fo:font-size="12pt" fo:language="en" fo:country="GB" style:font-name-asian="Nimbus Roman No9 L1" style:font-family-asian="'Nimbus Roman No9 L'" style:font-family-generic-asian="system" style:font-pitch-asian="variable" style:font-size-asian="12pt" style:language-asian="zxx" style:country-asian="none" style:font-name-complex="Nimbus Roman No9 L1" style:font-family-complex="'Nimbus Roman No9 L'" style:font-family-generic-complex="system" style:font-pitch-complex="variable"/>
    </style:style>
    <style:style style:name="List" style:family="paragraph" style:parent-style-name="Text_20_body" style:default-outline-level="" style:class="list">
      <style:paragraph-properties fo:margin-top="0in" fo:margin-bottom="0.0835in" loext:contextual-spacing="false"/>
      <style:text-properties style:font-name="Nimbus Roman No9 L" fo:font-family="'Nimbus Roman No9 L'" style:font-family-generic="roman" style:font-pitch="variable" fo:font-size="12pt" fo:language="en" fo:country="GB" style:font-name-asian="Nimbus Roman No9 L1" style:font-family-asian="'Nimbus Roman No9 L'" style:font-family-generic-asian="system" style:font-pitch-asian="variable" style:font-size-asian="12pt" style:language-asian="zxx" style:country-asian="none" style:font-name-complex="Nimbus Roman No9 L1" style:font-family-complex="'Nimbus Roman No9 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Times" fo:font-family="Times" style:font-family-generic="roman" style:font-pitch="variable" fo:font-size="12pt" fo:language="en" fo:country="GB" fo:font-style="italic" style:font-name-asian="Lohit Hindi" style:font-family-asian="'Lohit Hindi'" style:font-family-generic-asian="system" style:font-pitch-asian="variable" style:font-size-asian="12pt" style:language-asian="zxx" style:country-asian="none" style:font-style-asian="italic" style:font-name-complex="Nimbus Roman No9 L1" style:font-family-complex="'Nimbus Roman No9 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Nimbus Roman No9 L" fo:font-family="'Nimbus Roman No9 L'" style:font-family-generic="roman" style:font-pitch="variable" fo:font-size="12pt" fo:language="en" fo:country="GB" style:font-name-asian="Nimbus Roman No9 L1" style:font-family-asian="'Nimbus Roman No9 L'" style:font-family-generic-asian="system" style:font-pitch-asian="variable" style:font-size-asian="12pt" style:language-asian="zxx" style:country-asian="none" style:font-name-complex="Nimbus Roman No9 L1" style:font-family-complex="'Nimbus Roman No9 L'" style:font-family-generic-complex="system" style:font-pitch-complex="variable"/>
    </style:style>
    <style:style style:name="Heading_20_1" style:display-name="Heading 1" style:family="paragraph" style:parent-style-name="Standard" style:default-outline-level="1" style:list-style-name="" style:class="text">
      <style:paragraph-properties fo:keep-with-next="always">
        <style:tab-stops>
          <style:tab-stop style:position="0in"/>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family="Arial" style:font-family-generic="roman" style:font-pitch="variable" fo:font-size="20pt" fo:language="en" fo:country="US" fo:font-weight="bold" style:font-name-asian="Arial1" style:font-family-asian="Arial" style:font-family-generic-asian="system" style:font-pitch-asian="variable" style:font-size-asian="20pt" style:language-asian="zxx" style:country-asian="non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default-outline-level="2" style:list-style-name="" style:class="text">
      <style:paragraph-properties fo:margin-top="0.1665in" fo:margin-bottom="0.0417in" loext:contextual-spacing="false" fo:keep-with-next="always">
        <style:tab-stops>
          <style:tab-stop style:position="0in"/>
        </style:tab-stops>
      </style:paragraph-properties>
      <style:text-properties style:font-name="Arial" fo:font-family="Arial" style:font-family-generic="roman" style:font-pitch="variable" fo:font-size="16pt" fo:language="en" fo:country="US" fo:font-weight="bold" style:font-name-asian="Arial1" style:font-family-asian="Arial" style:font-family-generic-asian="system" style:font-pitch-asian="variable" style:font-size-asian="16pt" style:language-asian="zxx" style:country-asian="none" style:font-weight-asian="bold" style:font-name-complex="Arial1" style:font-family-complex="Arial" style:font-family-generic-complex="system" style:font-pitch-complex="variable" style:font-weight-complex="bold"/>
    </style:style>
    <style:style style:name="caption" style:family="paragraph" style:parent-style-name="Standard" style:default-outline-level="">
      <style:paragraph-properties fo:margin-top="0.0835in" fo:margin-bottom="0.0835in" loext:contextual-spacing="false"/>
      <style:text-properties style:font-name="Nimbus Roman No9 L" fo:font-family="'Nimbus Roman No9 L'" style:font-family-generic="roman" style:font-pitch="variable" fo:font-size="12pt" fo:language="en" fo:country="GB" fo:font-style="italic" style:font-name-asian="Nimbus Roman No9 L1" style:font-family-asian="'Nimbus Roman No9 L'" style:font-family-generic-asian="system" style:font-pitch-asian="variable" style:font-size-asian="12pt" style:language-asian="zxx" style:country-asian="none" style:font-style-asian="italic" style:font-name-complex="Nimbus Roman No9 L1" style:font-family-complex="'Nimbus Roman No9 L'" style:font-family-generic-complex="system" style:font-pitch-complex="variable" style:font-style-complex="italic"/>
    </style:style>
    <style:style style:name="WW-caption" style:family="paragraph" style:parent-style-name="Standard" style:default-outline-level="">
      <style:paragraph-properties fo:margin-top="0.0835in" fo:margin-bottom="0.0835in" loext:contextual-spacing="false"/>
      <style:text-properties style:font-name="Nimbus Roman No9 L" fo:font-family="'Nimbus Roman No9 L'" style:font-family-generic="roman" style:font-pitch="variable" fo:font-size="12pt" fo:language="en" fo:country="GB" fo:font-style="italic" style:font-name-asian="Nimbus Roman No9 L1" style:font-family-asian="'Nimbus Roman No9 L'" style:font-family-generic-asian="system" style:font-pitch-asian="variable" style:font-size-asian="12pt" style:language-asian="zxx" style:country-asian="none" style:font-style-asian="italic" style:font-name-complex="Nimbus Roman No9 L1" style:font-family-complex="'Nimbus Roman No9 L'" style:font-family-generic-complex="system" style:font-pitch-complex="variable" style:font-style-complex="italic"/>
    </style:style>
    <style:style style:name="WW-caption1" style:family="paragraph" style:parent-style-name="Standard" style:default-outline-level="">
      <style:paragraph-properties fo:margin-top="0.0835in" fo:margin-bottom="0.0835in" loext:contextual-spacing="false"/>
      <style:text-properties style:font-name="Nimbus Roman No9 L" fo:font-family="'Nimbus Roman No9 L'" style:font-family-generic="roman" style:font-pitch="variable" fo:font-size="12pt" fo:language="en" fo:country="GB" fo:font-style="italic" style:font-name-asian="Nimbus Roman No9 L1" style:font-family-asian="'Nimbus Roman No9 L'" style:font-family-generic-asian="system" style:font-pitch-asian="variable" style:font-size-asian="12pt" style:language-asian="zxx" style:country-asian="none" style:font-style-asian="italic" style:font-name-complex="Nimbus Roman No9 L1" style:font-family-complex="'Nimbus Roman No9 L'"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fo:language="en" fo:country="GB" style:font-name-asian="Tahoma1" style:font-family-asian="Tahoma" style:font-family-generic-asian="system" style:font-pitch-asian="variable" style:font-size-asian="8pt" style:language-asian="zxx" style:country-asian="none" style:font-name-complex="Tahoma1" style:font-family-complex="Tahoma" style:font-family-generic-complex="system" style:font-pitch-complex="variable"/>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RTF_5f_Num_20_2_20_1" style:display-name="RTF_Num 2 1" style:family="text">
      <style:text-properties fo:font-size="12pt" fo:language="en" fo:country="US" style:font-size-asian="12pt" style:language-asian="en" style:country-asian="US" style:font-size-complex="12pt"/>
    </style:style>
    <style:style style:name="RTF_5f_Num_20_2_20_2" style:display-name="RTF_Num 2 2" style:family="text">
      <style:text-properties fo:font-size="12pt" fo:language="en" fo:country="US" style:font-size-asian="12pt" style:language-asian="en" style:country-asian="US" style:font-size-complex="12pt"/>
    </style:style>
    <style:style style:name="RTF_5f_Num_20_2_20_3" style:display-name="RTF_Num 2 3" style:family="text">
      <style:text-properties fo:font-size="12pt" fo:language="en" fo:country="US" style:font-size-asian="12pt" style:language-asian="en" style:country-asian="US" style:font-size-complex="12pt"/>
    </style:style>
    <style:style style:name="RTF_5f_Num_20_2_20_4" style:display-name="RTF_Num 2 4" style:family="text">
      <style:text-properties fo:font-size="12pt" fo:language="en" fo:country="US" style:font-size-asian="12pt" style:language-asian="en" style:country-asian="US" style:font-size-complex="12pt"/>
    </style:style>
    <style:style style:name="RTF_5f_Num_20_2_20_5" style:display-name="RTF_Num 2 5" style:family="text">
      <style:text-properties fo:font-size="12pt" fo:language="en" fo:country="US" style:font-size-asian="12pt" style:language-asian="en" style:country-asian="US" style:font-size-complex="12pt"/>
    </style:style>
    <style:style style:name="RTF_5f_Num_20_2_20_6" style:display-name="RTF_Num 2 6" style:family="text">
      <style:text-properties fo:font-size="12pt" fo:language="en" fo:country="US" style:font-size-asian="12pt" style:language-asian="en" style:country-asian="US" style:font-size-complex="12pt"/>
    </style:style>
    <style:style style:name="RTF_5f_Num_20_2_20_7" style:display-name="RTF_Num 2 7" style:family="text">
      <style:text-properties fo:font-size="12pt" fo:language="en" fo:country="US" style:font-size-asian="12pt" style:language-asian="en" style:country-asian="US" style:font-size-complex="12pt"/>
    </style:style>
    <style:style style:name="RTF_5f_Num_20_2_20_8" style:display-name="RTF_Num 2 8" style:family="text">
      <style:text-properties fo:font-size="12pt" fo:language="en" fo:country="US" style:font-size-asian="12pt" style:language-asian="en" style:country-asian="US" style:font-size-complex="12pt"/>
    </style:style>
    <style:style style:name="RTF_5f_Num_20_2_20_9" style:display-name="RTF_Num 2 9" style:family="text">
      <style:text-properties fo:font-size="12pt" fo:language="en" fo:country="US" style:font-size-asian="12pt" style:language-asian="en" style:country-asian="US" style:font-size-complex="12pt"/>
    </style:style>
    <style:style style:name="RTF_5f_Num_20_3_20_1" style:display-name="RTF_Num 3 1" style:family="text">
      <style:text-properties fo:font-size="12pt" fo:language="en" fo:country="US" style:font-size-asian="12pt" style:language-asian="en" style:country-asian="US" style:font-size-complex="12pt"/>
    </style:style>
    <style:style style:name="RTF_5f_Num_20_3_20_2" style:display-name="RTF_Num 3 2" style:family="text">
      <style:text-properties fo:font-size="12pt" fo:language="en" fo:country="US" style:font-size-asian="12pt" style:language-asian="en" style:country-asian="US" style:font-size-complex="12pt"/>
    </style:style>
    <style:style style:name="RTF_5f_Num_20_3_20_3" style:display-name="RTF_Num 3 3" style:family="text">
      <style:text-properties fo:font-size="12pt" fo:language="en" fo:country="US" style:font-size-asian="12pt" style:language-asian="en" style:country-asian="US" style:font-size-complex="12pt"/>
    </style:style>
    <style:style style:name="RTF_5f_Num_20_3_20_4" style:display-name="RTF_Num 3 4" style:family="text">
      <style:text-properties fo:font-size="12pt" fo:language="en" fo:country="US" style:font-size-asian="12pt" style:language-asian="en" style:country-asian="US" style:font-size-complex="12pt"/>
    </style:style>
    <style:style style:name="RTF_5f_Num_20_3_20_5" style:display-name="RTF_Num 3 5" style:family="text">
      <style:text-properties fo:font-size="12pt" fo:language="en" fo:country="US" style:font-size-asian="12pt" style:language-asian="en" style:country-asian="US" style:font-size-complex="12pt"/>
    </style:style>
    <style:style style:name="RTF_5f_Num_20_3_20_6" style:display-name="RTF_Num 3 6" style:family="text">
      <style:text-properties fo:font-size="12pt" fo:language="en" fo:country="US" style:font-size-asian="12pt" style:language-asian="en" style:country-asian="US" style:font-size-complex="12pt"/>
    </style:style>
    <style:style style:name="RTF_5f_Num_20_3_20_7" style:display-name="RTF_Num 3 7" style:family="text">
      <style:text-properties fo:font-size="12pt" fo:language="en" fo:country="US" style:font-size-asian="12pt" style:language-asian="en" style:country-asian="US" style:font-size-complex="12pt"/>
    </style:style>
    <style:style style:name="RTF_5f_Num_20_3_20_8" style:display-name="RTF_Num 3 8" style:family="text">
      <style:text-properties fo:font-size="12pt" fo:language="en" fo:country="US" style:font-size-asian="12pt" style:language-asian="en" style:country-asian="US" style:font-size-complex="12pt"/>
    </style:style>
    <style:style style:name="RTF_5f_Num_20_3_20_9" style:display-name="RTF_Num 3 9"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text-properties fo:font-size="12pt" fo:language="en" fo:country="US" style:font-size-asian="12pt" style:language-asian="en" style:country-asian="US" style:font-size-complex="12pt"/>
    </style:style>
    <style:style style:name="Default_20_Paragraph_20_Font1" style:display-name="Default Paragraph Font1" style:family="text">
      <style:text-properties fo:font-size="12pt" fo:language="en" fo:country="US" style:font-size-asian="12pt" style:language-asian="en" style:country-asian="US" style:font-size-complex="12pt"/>
    </style:style>
    <style:style style:name="WW-Default_20_Paragraph_20_Font" style:display-name="WW-Default Paragraph Font" style:family="text">
      <style:text-properties fo:font-size="12pt" fo:language="en" fo:country="US" style:font-size-asian="12pt" style:language-asian="en" style:country-asian="US" style:font-size-complex="12pt"/>
    </style:style>
    <style:style style:name="WW-Default_20_Paragraph_20_Font1" style:display-name="WW-Default Paragraph Font1" style:family="text">
      <style:text-properties fo:font-size="12pt" fo:language="en" fo:country="US" style:font-size-asian="12pt" style:language-asian="en" style:country-asian="US"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5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17T22:40:00</meta:creation-date>
    <meta:initial-creator>Rebecca Gordon Nesbitt</meta:initial-creator>
    <dc:date>2017-04-01T12:55:59.559861008</dc:date>
    <meta:editing-cycles>1</meta:editing-cycles>
    <dc:title>Editorial Procedures</dc:title>
    <meta:editing-duration>PT2M10S</meta:editing-duration>
    <meta:generator>LibreOffice/5.2.2.2$Linux_X86_64 LibreOffice_project/20m0$Build-2</meta:generator>
    <meta:document-statistic meta:table-count="0" meta:image-count="0" meta:object-count="0" meta:page-count="10" meta:paragraph-count="171" meta:word-count="2941" meta:character-count="18414" meta:non-whitespace-character-count="15575"/>
  </office:meta>
</office:document-meta>
</file>